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7d6a" officeooo:paragraph-rsid="001e7d6a" style:font-weight-asian="bold" style:font-weight-complex="bold"/>
    </style:style>
    <style:style style:name="P2" style:family="paragraph" style:parent-style-name="Standard">
      <style:text-properties fo:font-weight="bold" officeooo:rsid="001f8907" officeooo:paragraph-rsid="001f8907" style:font-weight-asian="bold" style:font-weight-complex="bold"/>
    </style:style>
    <style:style style:name="P3" style:family="paragraph" style:parent-style-name="Standard">
      <style:text-properties fo:font-weight="bold" officeooo:rsid="002072aa" officeooo:paragraph-rsid="001f8907" style:font-weight-asian="bold" style:font-weight-complex="bold"/>
    </style:style>
    <style:style style:name="P4" style:family="paragraph" style:parent-style-name="Standard">
      <style:text-properties fo:font-weight="bold" officeooo:rsid="00233d83" officeooo:paragraph-rsid="00233d83" style:font-weight-asian="bold" style:font-weight-complex="bold"/>
    </style:style>
    <style:style style:name="P5" style:family="paragraph" style:parent-style-name="Standard">
      <style:text-properties fo:font-weight="bold" officeooo:rsid="00287ee3" officeooo:paragraph-rsid="00287ee3" style:font-weight-asian="bold" style:font-weight-complex="bold"/>
    </style:style>
    <style:style style:name="P6" style:family="paragraph" style:parent-style-name="Standard">
      <style:text-properties fo:font-weight="normal" officeooo:rsid="001e7d6a" officeooo:paragraph-rsid="001e7d6a" style:font-weight-asian="normal" style:font-weight-complex="normal"/>
    </style:style>
    <style:style style:name="P7" style:family="paragraph" style:parent-style-name="Standard">
      <style:text-properties fo:font-weight="normal" officeooo:rsid="001f8907" officeooo:paragraph-rsid="001f8907" style:font-weight-asian="normal" style:font-weight-complex="normal"/>
    </style:style>
    <style:style style:name="P8" style:family="paragraph" style:parent-style-name="Standard">
      <style:text-properties fo:font-weight="normal" officeooo:rsid="002072aa" officeooo:paragraph-rsid="001f8907" style:font-weight-asian="normal" style:font-weight-complex="normal"/>
    </style:style>
    <style:style style:name="P9" style:family="paragraph" style:parent-style-name="Standard">
      <style:text-properties fo:font-weight="normal" officeooo:rsid="002072aa" officeooo:paragraph-rsid="002072aa" style:font-weight-asian="normal" style:font-weight-complex="normal"/>
    </style:style>
    <style:style style:name="P10" style:family="paragraph" style:parent-style-name="Standard">
      <style:text-properties fo:font-weight="normal" officeooo:rsid="002072aa" officeooo:paragraph-rsid="002e4b6e" style:font-weight-asian="normal" style:font-weight-complex="normal"/>
    </style:style>
    <style:style style:name="P11" style:family="paragraph" style:parent-style-name="Standard">
      <style:text-properties fo:font-weight="normal" officeooo:rsid="0025bc24" officeooo:paragraph-rsid="0025bc24" style:font-weight-asian="normal" style:font-weight-complex="normal"/>
    </style:style>
    <style:style style:name="P12" style:family="paragraph" style:parent-style-name="Standard">
      <style:text-properties fo:font-weight="normal" officeooo:rsid="00275eb1" officeooo:paragraph-rsid="00275eb1" style:font-weight-asian="normal" style:font-weight-complex="normal"/>
    </style:style>
    <style:style style:name="P13" style:family="paragraph" style:parent-style-name="Standard">
      <style:text-properties fo:font-weight="normal" officeooo:rsid="00287ee3" officeooo:paragraph-rsid="00287ee3" style:font-weight-asian="normal" style:font-weight-complex="normal"/>
    </style:style>
    <style:style style:name="P14" style:family="paragraph" style:parent-style-name="Standard">
      <style:text-properties fo:font-weight="normal" officeooo:rsid="002a168b" officeooo:paragraph-rsid="002a168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072aa" officeooo:paragraph-rsid="002072aa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072aa" officeooo:paragraph-rsid="002072aa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2d4f25" officeooo:paragraph-rsid="002e4b6e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2e4b6e" officeooo:paragraph-rsid="002e4b6e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2a168b" officeooo:paragraph-rsid="002a168b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a168b" officeooo:paragraph-rsid="0036d83c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30f4c4" officeooo:paragraph-rsid="0030f4c4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30f4c4" officeooo:paragraph-rsid="0031b281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305b9d" officeooo:paragraph-rsid="0031b281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275eb1" officeooo:paragraph-rsid="00275eb1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275eb1" officeooo:paragraph-rsid="0035c5ff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35c5ff" officeooo:paragraph-rsid="0035c5ff" style:font-weight-asian="normal" style:font-weight-complex="normal"/>
    </style:style>
    <style:style style:name="P27" style:family="paragraph" style:parent-style-name="Standard">
      <style:paragraph-properties fo:line-height="150%"/>
      <style:text-properties fo:font-weight="normal" officeooo:rsid="004130ec" officeooo:paragraph-rsid="0037ff8d" style:font-weight-asian="normal" style:font-weight-complex="normal"/>
    </style:style>
    <style:style style:name="P28" style:family="paragraph" style:parent-style-name="Standard">
      <style:paragraph-properties fo:line-height="150%"/>
      <style:text-properties fo:font-weight="normal" officeooo:rsid="003425eb" officeooo:paragraph-rsid="0037ff8d" style:font-weight-asian="normal" style:font-weight-complex="normal"/>
    </style:style>
    <style:style style:name="P29" style:family="paragraph" style:parent-style-name="Standard">
      <style:paragraph-properties fo:line-height="150%"/>
      <style:text-properties fo:font-weight="normal" officeooo:rsid="0037ff8d" officeooo:paragraph-rsid="003de84c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25bc24" officeooo:paragraph-rsid="002f50e1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25bc24" officeooo:paragraph-rsid="0025bc24" style:font-weight-asian="normal" style:font-weight-complex="normal"/>
    </style:style>
    <style:style style:name="P32" style:family="paragraph" style:parent-style-name="Standard" style:list-style-name="L6">
      <style:text-properties fo:font-weight="normal" officeooo:rsid="0025bc24" officeooo:paragraph-rsid="0025bc24" style:font-weight-asian="normal" style:font-weight-complex="normal"/>
    </style:style>
    <style:style style:name="P33" style:family="paragraph" style:parent-style-name="Standard">
      <style:text-properties fo:font-weight="bold" officeooo:rsid="00287ee3" officeooo:paragraph-rsid="00287ee3" style:font-weight-asian="bold" style:font-weight-complex="bold"/>
    </style:style>
    <style:style style:name="P34" style:family="paragraph" style:parent-style-name="Standard">
      <style:paragraph-properties fo:line-height="150%"/>
      <style:text-properties fo:font-weight="bold" officeooo:rsid="003387fe" officeooo:paragraph-rsid="0037ff8d" style:font-weight-asian="bold" style:font-weight-complex="bold"/>
    </style:style>
    <style:style style:name="P35" style:family="paragraph" style:parent-style-name="Standard">
      <style:paragraph-properties fo:line-height="150%"/>
      <style:text-properties fo:font-weight="bold" officeooo:rsid="003387fe" officeooo:paragraph-rsid="003cab95" style:font-weight-asian="bold" style:font-weight-complex="bold"/>
    </style:style>
    <style:style style:name="P36" style:family="paragraph" style:parent-style-name="Standard">
      <style:paragraph-properties fo:line-height="150%"/>
      <style:text-properties fo:font-weight="bold" officeooo:rsid="0037fa99" officeooo:paragraph-rsid="0037ff8d" style:font-weight-asian="bold" style:font-weight-complex="bold"/>
    </style:style>
    <style:style style:name="P37" style:family="paragraph" style:parent-style-name="Standard">
      <style:paragraph-properties fo:line-height="150%"/>
      <style:text-properties fo:font-weight="bold" officeooo:rsid="0037fa99" officeooo:paragraph-rsid="00390e7e" style:font-weight-asian="bold" style:font-weight-complex="bold"/>
    </style:style>
    <style:style style:name="P38" style:family="paragraph" style:parent-style-name="Standard">
      <style:paragraph-properties fo:line-height="150%"/>
      <style:text-properties fo:font-weight="bold" officeooo:rsid="003425eb" officeooo:paragraph-rsid="0037ff8d" style:font-weight-asian="bold" style:font-weight-complex="bold"/>
    </style:style>
    <style:style style:name="P39" style:family="paragraph" style:parent-style-name="Standard">
      <style:paragraph-properties fo:line-height="150%"/>
      <style:text-properties fo:font-weight="bold" officeooo:rsid="003609c5" officeooo:paragraph-rsid="0037ff8d" style:font-weight-asian="bold" style:font-weight-complex="bold"/>
    </style:style>
    <style:style style:name="P40" style:family="paragraph" style:parent-style-name="Standard">
      <style:paragraph-properties fo:line-height="150%"/>
      <style:text-properties fo:font-weight="bold" officeooo:rsid="00390f25" officeooo:paragraph-rsid="00390f25" style:font-weight-asian="bold" style:font-weight-complex="bold"/>
    </style:style>
    <style:style style:name="P41" style:family="paragraph" style:parent-style-name="Standard">
      <style:text-properties fo:font-weight="bold" officeooo:rsid="00233d83" officeooo:paragraph-rsid="00233d83" style:font-weight-asian="bold" style:font-weight-complex="bold"/>
    </style:style>
    <style:style style:name="P42" style:family="paragraph" style:parent-style-name="Standard" style:list-style-name="L6">
      <style:text-properties fo:font-weight="bold" officeooo:rsid="0025bc24" officeooo:paragraph-rsid="0025bc24" style:font-weight-asian="bold" style:font-weight-complex="bold"/>
    </style:style>
    <style:style style:name="P43" style:family="paragraph" style:parent-style-name="Standard">
      <style:paragraph-properties fo:line-height="150%"/>
      <style:text-properties fo:color="#000000" fo:font-weight="bold" officeooo:rsid="005111b6" officeooo:paragraph-rsid="0037ff8d" style:font-weight-asian="bold" style:font-weight-complex="bold"/>
    </style:style>
    <style:style style:name="P44" style:family="paragraph" style:parent-style-name="Standard">
      <style:paragraph-properties fo:line-height="150%"/>
      <style:text-properties fo:color="#000000" fo:font-weight="bold" officeooo:rsid="00390f25" officeooo:paragraph-rsid="00390f25" style:font-weight-asian="bold" style:font-weight-complex="bold"/>
    </style:style>
    <style:style style:name="P45" style:family="paragraph" style:parent-style-name="Standard">
      <style:paragraph-properties fo:line-height="150%"/>
      <style:text-properties fo:color="#000000" fo:font-weight="normal" officeooo:rsid="004130ec" officeooo:paragraph-rsid="0037ff8d" style:font-weight-asian="normal" style:font-weight-complex="normal"/>
    </style:style>
    <style:style style:name="P46" style:family="paragraph" style:parent-style-name="Standard">
      <style:text-properties fo:color="#990000" fo:font-weight="bold" officeooo:rsid="003cab95" officeooo:paragraph-rsid="003cab95" style:font-weight-asian="bold" style:font-weight-complex="bold"/>
    </style:style>
    <style:style style:name="P47" style:family="paragraph" style:parent-style-name="Standard">
      <style:paragraph-properties fo:line-height="150%"/>
      <style:text-properties fo:color="#0000ff" fo:font-weight="bold" officeooo:rsid="003387fe" officeooo:paragraph-rsid="0037ff8d" style:font-weight-asian="bold" style:font-weight-complex="bold"/>
    </style:style>
    <style:style style:name="P48" style:family="paragraph" style:parent-style-name="Standard">
      <style:paragraph-properties fo:line-height="150%"/>
      <style:text-properties fo:color="#0000ff" fo:font-weight="bold" officeooo:rsid="003425eb" officeooo:paragraph-rsid="0037ff8d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233d83" officeooo:paragraph-rsid="00233d83" style:font-weight-asian="bold" style:font-weight-complex="bold"/>
    </style:style>
    <style:style style:name="P50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3387fe" officeooo:paragraph-rsid="003cab9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5eb1" style:font-weight-asian="normal" style:font-weight-complex="normal"/>
    </style:style>
    <style:style style:name="T3" style:family="text">
      <style:text-properties fo:font-weight="normal" officeooo:rsid="002e4b6e" style:font-weight-asian="normal" style:font-weight-complex="normal"/>
    </style:style>
    <style:style style:name="T4" style:family="text">
      <style:text-properties fo:font-weight="normal" officeooo:rsid="004130ec" style:font-weight-asian="normal" style:font-weight-complex="normal"/>
    </style:style>
    <style:style style:name="T5" style:family="text">
      <style:text-properties fo:font-weight="normal" officeooo:rsid="0037ff8d" style:font-weight-asian="normal" style:font-weight-complex="normal"/>
    </style:style>
    <style:style style:name="T6" style:family="text">
      <style:text-properties fo:font-weight="normal" officeooo:rsid="00390e7e" style:font-weight-asian="normal" style:font-weight-complex="normal"/>
    </style:style>
    <style:style style:name="T7" style:family="text">
      <style:text-properties fo:font-weight="normal" officeooo:rsid="003cab95" style:font-weight-asian="normal" style:font-weight-complex="normal"/>
    </style:style>
    <style:style style:name="T8" style:family="text">
      <style:text-properties fo:font-weight="normal" officeooo:rsid="0041d8ec" style:font-weight-asian="normal" style:font-weight-complex="normal"/>
    </style:style>
    <style:style style:name="T9" style:family="text">
      <style:text-properties officeooo:rsid="002d4f25"/>
    </style:style>
    <style:style style:name="T10" style:family="text">
      <style:text-properties officeooo:rsid="002e4b6e"/>
    </style:style>
    <style:style style:name="T11" style:family="text">
      <style:text-properties officeooo:rsid="002f50e1"/>
    </style:style>
    <style:style style:name="T12" style:family="text">
      <style:text-properties style:text-underline-style="solid" style:text-underline-type="double" style:text-underline-width="auto" style:text-underline-color="font-color" officeooo:rsid="0031b281"/>
    </style:style>
    <style:style style:name="T13" style:family="text">
      <style:text-properties officeooo:rsid="00305b9d"/>
    </style:style>
    <style:style style:name="T14" style:family="text">
      <style:text-properties officeooo:rsid="0030f4c4"/>
    </style:style>
    <style:style style:name="T15" style:family="text">
      <style:text-properties fo:font-weight="bold" officeooo:rsid="0030f4c4" style:font-weight-asian="bold" style:font-weight-complex="bold"/>
    </style:style>
    <style:style style:name="T16" style:family="text">
      <style:text-properties fo:font-weight="bold" officeooo:rsid="0031b281" style:font-weight-asian="bold" style:font-weight-complex="bold"/>
    </style:style>
    <style:style style:name="T17" style:family="text">
      <style:text-properties fo:font-weight="bold" officeooo:rsid="0037cc7a" style:font-weight-asian="bold" style:font-weight-complex="bold"/>
    </style:style>
    <style:style style:name="T18" style:family="text">
      <style:text-properties officeooo:rsid="0031b281"/>
    </style:style>
    <style:style style:name="T19" style:family="text">
      <style:text-properties officeooo:rsid="0035c5ff"/>
    </style:style>
    <style:style style:name="T20" style:family="text">
      <style:text-properties officeooo:rsid="0037cc7a"/>
    </style:style>
    <style:style style:name="T21" style:family="text">
      <style:text-properties officeooo:rsid="003609c5"/>
    </style:style>
    <style:style style:name="T22" style:family="text">
      <style:text-properties fo:color="#000000" officeooo:rsid="0037fa99"/>
    </style:style>
    <style:style style:name="T23" style:family="text">
      <style:text-properties fo:color="#000000" fo:font-weight="normal" officeooo:rsid="0037fa99" style:font-weight-asian="normal" style:font-weight-complex="normal"/>
    </style:style>
    <style:style style:name="T24" style:family="text">
      <style:text-properties fo:color="#000000" fo:font-weight="normal" officeooo:rsid="0037ff8d" style:font-weight-asian="normal" style:font-weight-complex="normal"/>
    </style:style>
    <style:style style:name="T25" style:family="text">
      <style:text-properties fo:color="#000000" officeooo:rsid="0037ff8d"/>
    </style:style>
    <style:style style:name="T26" style:family="text">
      <style:text-properties officeooo:rsid="0037ff8d"/>
    </style:style>
    <style:style style:name="T27" style:family="text">
      <style:text-properties officeooo:rsid="004130ec"/>
    </style:style>
    <style:style style:name="T28" style:family="text">
      <style:text-properties officeooo:rsid="00390e7e"/>
    </style:style>
    <style:style style:name="T29" style:family="text">
      <style:text-properties officeooo:rsid="003b05ab"/>
    </style:style>
    <style:style style:name="T30" style:family="text">
      <style:text-properties officeooo:rsid="003cab95"/>
    </style:style>
    <style:style style:name="T31" style:family="text">
      <style:text-properties officeooo:rsid="003de84c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2d4f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<text:s text:c="61"/></text:span><text:span text:style-name="T33">SYSTEM </text:span><text:span text:style-name="T32">REQUIREMENTS </text:span></text:p>
      <text:p text:style-name="P6"/>
      <text:p text:style-name="P2"/>
      <text:p text:style-name="P2"><text:span text:style-name="T32">USER STORY</text:span> :</text:p>
      <text:p text:style-name="P7"/>
      <text:p text:style-name="P7">As a customer he will try to <text:span text:style-name="T9">give complaint in the area of Network Provider Service, in which he / she facing problems.</text:span> <text:s/></text:p>
      <text:p text:style-name="P7"/>
      <text:p text:style-name="P3"/>
      <text:p text:style-name="P3"><text:span text:style-name="T32">ACCEPTANCE</text:span> :</text:p>
      <text:p text:style-name="P8"/>
      <text:p text:style-name="P9">The system will accept following details from <text:span text:style-name="T9">customer</text:span></text:p>
      <text:p text:style-name="P9"/>
      <text:list xml:id="list9068880463720053725" text:style-name="L1">
        <text:list-item>
          <text:p text:style-name="P15">Name <text:span text:style-name="T9">of the customer.</text:span></text:p>
        </text:list-item>
        <text:list-item>
          <text:p text:style-name="P15"><text:span text:style-name="T9">Details</text:span> <text:span text:style-name="T9">of</text:span> <text:span text:style-name="T9">the complaint in the network area.</text:span> </text:p>
        </text:list-item>
      </text:list>
      <text:p text:style-name="P9"/>
      <text:p text:style-name="P10">System will take above details provided by <text:span text:style-name="T9">customer</text:span> and will <text:span text:style-name="T9">create a ticket with the following details (i.e) <text:s text:c="18"/></text:span></text:p>
      <text:list xml:id="list8590367716219670510" text:style-name="L2">
        <text:list-header>
          <text:p text:style-name="P17"><text:s text:c="38"/>1. Customer Information,</text:p>
          <text:p text:style-name="P18"><text:s text:c="38"/>2. Comments,</text:p>
          <text:p text:style-name="P18"><text:s text:c="38"/>3. Created By,</text:p>
          <text:p text:style-name="P18"><text:s text:c="38"/>4. Assigned To,</text:p>
          <text:p text:style-name="P18"><text:s text:c="38"/>5. Status (New,Open – once it is assigned to someone,Closed).</text:p>
          <text:p text:style-name="P16"/>
          <text:p text:style-name="P16"><text:s/></text:p>
        </text:list-header>
      </text:list>
      <text:p text:style-name="P4"/>
      <text:p text:style-name="P49">OUT OF SCOPE :</text:p>
      <text:p text:style-name="P11"><text:s/></text:p>
      <text:list xml:id="list7853133419541961265" text:style-name="L6">
        <text:list-item>
          <text:p text:style-name="P42"><text:span text:style-name="T1"><text:s/>API-</text:span><text:span text:style-name="T8">S</text:span><text:span text:style-name="T1">ecurity and Scalability of the syste</text:span><text:span text:style-name="T2">m.</text:span></text:p>
          <text:p text:style-name="P32"><text:s/></text:p>
        </text:list-item>
        <text:list-item>
          <text:p text:style-name="P42"><text:span text:style-name="T2">U</text:span><text:span text:style-name="T1">ser authentication </text:span><text:span text:style-name="T3">of the system</text:span><text:span text:style-name="T1">.</text:span></text:p>
        </text:list-item>
      </text:list>
      <text:p text:style-name="P4"/>
      <text:p text:style-name="P4"/>
      <text:p text:style-name="P4"/>
      <text:p text:style-name="P49">ASSUMPTIONS / <text:span text:style-name="T19">DESIGN CONSIDERATIONS</text:span> :</text:p>
      <text:p text:style-name="P11"/>
      <text:list xml:id="list3543060052922246799" text:style-name="L5">
        <text:list-item>
          <text:p text:style-name="P30"><text:span text:style-name="T11">Customer</text:span> must fill his name and <text:span text:style-name="T11">complaint to create a Ticket.</text:span> (They are mandatory fields).</text:p>
          <text:p text:style-name="P31"><text:s/></text:p>
        </text:list-item>
        <text:list-item>
          <text:p text:style-name="P31"><text:span text:style-name="T12">D</text:span><text:span text:style-name="T10">uplicates are not allowed for the customer name. A customer can use his / her <text:s/>name once in the system per complaint.</text:span></text:p>
          <text:p text:style-name="P31"><text:s/></text:p>
        </text:list-item>
        <text:list-item>
          <text:p text:style-name="P24">In reality there may be different <text:span text:style-name="T11">areas in the customer services (i.e) Banking, E-commerce, etc. </text:span>For now I have assumed default <text:span text:style-name="T13">area</text:span> <text:span text:style-name="T13">as Network Provider Service.</text:span></text:p>
          <text:p text:style-name="P25"><text:s/></text:p>
        </text:list-item>
        <text:list-item>
          <text:p text:style-name="P25"><text:span text:style-name="T13">UI (AngularJs + Bootstrap) provided to check API's .</text:span></text:p>
          <text:p text:style-name="P25"><text:s/></text:p>
        </text:list-item>
        <text:list-item>
          <text:p text:style-name="P26">API’s are in default version 1 used in the system. </text:p>
        </text:list-item>
      </text:list>
      <text:p text:style-name="P12"/>
      <text:p text:style-name="P5"/>
      <text:p text:style-name="P5"/>
      <text:p text:style-name="P5"/>
      <text:p text:style-name="P5"/>
      <text:p text:style-name="P5"><text:soft-page-break/></text:p>
      <text:p text:style-name="P5"><text:span text:style-name="T32"/></text:p>
      <text:p text:style-name="P5"><text:span text:style-name="T32">TECHNICAL STACK</text:span> : </text:p>
      <text:p text:style-name="P13"/>
      <text:list xml:id="list7330219222385281501" text:style-name="L3">
        <text:list-item>
          <text:p text:style-name="P20"><text:span text:style-name="T15">SERVER <text:s text:c="4"/></text:span><text:span text:style-name="T14">: </text:span>NodeJs<text:span text:style-name="T14">(</text:span><text:span text:style-name="T15">Node v6.9.5 and NPM v3.10</text:span><text:span text:style-name="T14">)</text:span></text:p>
          <text:p text:style-name="P21"><text:s/></text:p>
        </text:list-item>
        <text:list-item>
          <text:p text:style-name="P22"><text:span text:style-name="T16">UI <text:s text:c="15"/></text:span><text:span text:style-name="T18">: <text:s/>AngularJs and Bootstrap,</text:span></text:p>
        </text:list-item>
      </text:list>
      <text:p text:style-name="P14"><text:s text:c="13"/></text:p>
      <text:list xml:id="list175111988499523" text:continue-numbering="true" text:style-name="L3">
        <text:list-item>
          <text:p text:style-name="P23"><text:span text:style-name="T15">PORT <text:s text:c="9"/></text:span><text:span text:style-name="T14">: 3000</text:span>,</text:p>
          <text:p text:style-name="P19"><text:s/></text:p>
        </text:list-item>
        <text:list-item>
          <text:p text:style-name="P19"><text:span text:style-name="T15">DATABASE</text:span><text:span text:style-name="T14">: </text:span>MongoDb<text:span text:style-name="T20">(</text:span><text:span text:style-name="T17">v3.2.12</text:span><text:span text:style-name="T20">).</text:span></text:p>
          <text:p text:style-name="P19"/>
        </text:list-item>
      </text:list>
      <text:p text:style-name="P46"/>
      <text:p text:style-name="P50"><text:span text:style-name="T30">USING API’s:</text:span></text:p>
      <text:p text:style-name="P50"/>
      <text:p text:style-name="P35"><text:span text:style-name="T1">Install npm dependencies by running </text:span>“npm install”<text:span text:style-name="T1"> inside the project directory.</text:span></text:p>
      <text:p text:style-name="P29">The following API’s are used for the ticketing system <text:span text:style-name="T31">in the area of Network Provider Service</text:span>.</text:p>
      <text:p text:style-name="P34"/>
      <text:p text:style-name="P34"><text:span text:style-name="T26">1. </text:span>To <text:span text:style-name="T26">Register a Complaint</text:span> :</text:p>
      <text:p text:style-name="P47"/>
      <text:p text:style-name="P36"><text:span text:style-name="T26">Input</text:span> <text:s/>:<text:span text:style-name="T1"> </text:span><text:span text:style-name="T5">Customer Name and Complaint .</text:span></text:p>
      <text:p text:style-name="P36"><text:span text:style-name="T26">Result</text:span> : <text:span text:style-name="T4">successful </text:span><text:span text:style-name="T5">Ticket Generation.</text:span><text:span text:style-name="T4"> </text:span></text:p>
      <text:p text:style-name="P27"/>
      <text:p text:style-name="P38"><text:span text:style-name="T26">2.</text:span> To <text:span text:style-name="T21">Log the Ticket Details of particular customer</text:span> :</text:p>
      <text:p text:style-name="P48"/>
      <text:p text:style-name="P36">I<text:span text:style-name="T26">nput</text:span> <text:s/>:<text:span text:style-name="T1"> </text:span><text:span text:style-name="T5">Customer Name.</text:span></text:p>
      <text:p text:style-name="P37">R<text:span text:style-name="T26">esult</text:span> :<text:span text:style-name="T1"> </text:span><text:span text:style-name="T5">Details of the customer(Ticket) </text:span><text:span text:style-name="T6">in array</text:span><text:span text:style-name="T4">.</text:span></text:p>
      <text:p text:style-name="P36"><text:span text:style-name="T4"/></text:p>
      <text:p text:style-name="P38"><text:span text:style-name="T26">3.</text:span> To <text:span text:style-name="T21"><text:s/>Assign the User to a Ticket</text:span> :</text:p>
      <text:p text:style-name="P48"/>
      <text:p text:style-name="P36">I<text:span text:style-name="T26">nput</text:span> <text:s/>:<text:span text:style-name="T1"> </text:span><text:span text:style-name="T5">Customer Name </text:span><text:span text:style-name="T6">and User to be assigned.</text:span></text:p>
      <text:p text:style-name="P36"><text:span text:style-name="T27">Result</text:span><text:span text:style-name="T4"> : </text:span><text:span text:style-name="T6">Response message for assigning user(success message or failure message)</text:span><text:span text:style-name="T4">.</text:span></text:p>
      <text:p text:style-name="P36"><text:span text:style-name="T4"/></text:p>
      <text:p text:style-name="P38"><text:span text:style-name="T26">4.</text:span> To <text:span text:style-name="T28">post the Comments </text:span>:</text:p>
      <text:p text:style-name="P48"/>
      <text:p text:style-name="P37">I<text:span text:style-name="T26">nput</text:span> <text:s/>:<text:span text:style-name="T1"> </text:span><text:span text:style-name="T5">Customer Name </text:span><text:span text:style-name="T6">and Comments.</text:span></text:p>
      <text:p text:style-name="P37"><text:span text:style-name="T27">Result</text:span><text:span text:style-name="T4"> : </text:span><text:span text:style-name="T6">Response message for adding successful comments</text:span><text:span text:style-name="T4">.</text:span></text:p>
      <text:p text:style-name="P28"/>
      <text:p text:style-name="P28"/>
      <text:p text:style-name="P28"><text:soft-page-break/></text:p>
      <text:p text:style-name="P39"/>
      <text:p text:style-name="P39"><text:span text:style-name="T26">5.</text:span> To <text:span text:style-name="T28">Change the Status :</text:span></text:p>
      <text:p text:style-name="P39"/>
      <text:p text:style-name="P40"><text:s/><text:span text:style-name="T22">I</text:span><text:span text:style-name="T25">nput</text:span><text:span text:style-name="T22"> : </text:span><text:span text:style-name="T24">Customer Name</text:span><text:span text:style-name="T23"> .</text:span></text:p>
      <text:p text:style-name="P40"><text:s/>STATUS FLAGS :</text:p>
      <text:p text:style-name="P40">N<text:span text:style-name="T29">ew</text:span> <text:s/>=&gt; <text:s/><text:span text:style-name="T1">(DEFAULT status for newly created complaint).</text:span></text:p>
      <text:p text:style-name="P40"><text:span text:style-name="T26">O</text:span>pen<text:span text:style-name="T1"> <text:s/>=&gt; <text:s/>(The status <text:s/>will become open when assigned someone to compliant).</text:span></text:p>
      <text:p text:style-name="P44">Closed<text:span text:style-name="T1"> =&gt; (We can change the status to closed when we want.. ).</text:span></text:p>
      <text:p text:style-name="P45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23:51:23.260125617</meta:creation-date>
    <meta:generator>LibreOffice/5.1.4.2$Linux_X86_64 LibreOffice_project/10m0$Build-2</meta:generator>
    <dc:date>2017-03-09T17:50:58.442009277</dc:date>
    <meta:editing-duration>PT3H59M47S</meta:editing-duration>
    <meta:editing-cycles>29</meta:editing-cycles>
    <meta:document-statistic meta:table-count="0" meta:image-count="0" meta:object-count="0" meta:page-count="3" meta:paragraph-count="60" meta:word-count="403" meta:character-count="2554" meta:non-whitespace-character-count="1884"/>
  </office:meta>
</office:document-meta>
</file>